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11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10-0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58109090909" calcext:value-type="float">
            <text:p>2.43258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16165517241" calcext:value-type="float">
            <text:p>2.69916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028" calcext:value-type="float">
            <text:p>2.7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2555862069" calcext:value-type="float">
            <text:p>2.7412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8288" calcext:value-type="float">
            <text:p>2.6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6632" calcext:value-type="float">
            <text:p>2.53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25710344828" calcext:value-type="float">
            <text:p>2.35925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19862068965" calcext:value-type="float">
            <text:p>2.25919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2175483871" calcext:value-type="float">
            <text:p>2.232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75806896552" calcext:value-type="float">
            <text:p>2.20275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17135483871" calcext:value-type="float">
            <text:p>2.182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28206451613" calcext:value-type="float">
            <text:p>2.023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7192" calcext:value-type="float">
            <text:p>1.9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33212903226" calcext:value-type="float">
            <text:p>1.8093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2336" calcext:value-type="float">
            <text:p>2.07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65212903226" calcext:value-type="float">
            <text:p>2.083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42090322581" calcext:value-type="float">
            <text:p>2.003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3088" calcext:value-type="float">
            <text:p>1.68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41341935484" calcext:value-type="float">
            <text:p>1.599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49" calcext:value-type="float">
            <text:p>1.63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97006451613" calcext:value-type="float">
            <text:p>1.4319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07028571429" calcext:value-type="float">
            <text:p>1.9230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73522580645" calcext:value-type="float">
            <text:p>1.826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56567741936" calcext:value-type="float">
            <text:p>1.8835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532" calcext:value-type="float">
            <text:p>1.9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12735483871" calcext:value-type="float">
            <text:p>1.8301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488" calcext:value-type="float">
            <text:p>1.8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62387096774" calcext:value-type="float">
            <text:p>2.0296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29032258065" calcext:value-type="float">
            <text:p>1.917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8936" calcext:value-type="float">
            <text:p>1.8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14090322581" calcext:value-type="float">
            <text:p>2.049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17" calcext:value-type="float">
            <text:p>1.99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99406451613" calcext:value-type="float">
            <text:p>2.004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49657142857" calcext:value-type="float">
            <text:p>2.1224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49703225806" calcext:value-type="float">
            <text:p>2.145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60051612903" calcext:value-type="float">
            <text:p>2.174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536" calcext:value-type="float">
            <text:p>2.1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08593548387" calcext:value-type="float">
            <text:p>2.064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4096" calcext:value-type="float">
            <text:p>2.33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86348387097" calcext:value-type="float">
            <text:p>2.299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11174193548" calcext:value-type="float">
            <text:p>2.209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0112" calcext:value-type="float">
            <text:p>2.02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89135483871" calcext:value-type="float">
            <text:p>1.846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5136" calcext:value-type="float">
            <text:p>2.02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35135483871" calcext:value-type="float">
            <text:p>2.0983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95779310345" calcext:value-type="float">
            <text:p>2.1059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39232" calcext:value-type="float">
            <text:p>2.087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113" calcext:value-type="float">
            <text:p>2.047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61" calcext:value-type="float">
            <text:p>1.95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316" calcext:value-type="float">
            <text:p>1.89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99056" calcext:value-type="float">
            <text:p>1.798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983" calcext:value-type="float">
            <text:p>1.768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35" calcext:value-type="float">
            <text:p>1.9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508" calcext:value-type="float">
            <text:p>1.90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448" calcext:value-type="float">
            <text:p>1.9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5709620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16" meta:object-count="0"/>
    <meta:user-defined meta:name="AppVersion">3.0</meta:user-defined>
  </office:meta>
</office:document-meta>
</file>